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fo:font-size="11pt" fo:font-style="normal" fo:font-weight="normal" officeooo:rsid="001f4ef3" officeooo:paragraph-rsid="001f4ef3"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fo:font-size="11pt" fo:font-style="normal" fo:font-weight="normal" officeooo:rsid="0020ea32" officeooo:paragraph-rsid="0024200f"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fo:font-weight="normal" officeooo:rsid="0024200f" officeooo:paragraph-rsid="0024200f"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257693" officeooo:paragraph-rsid="00257693"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258ba1" officeooo:paragraph-rsid="00258ba1"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fo:font-size="11pt" fo:font-style="normal" fo:font-weight="normal" officeooo:rsid="0024200f" officeooo:paragraph-rsid="0024200f"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fo:font-size="11pt" fo:font-style="normal" fo:font-weight="normal" officeooo:rsid="001f4ef3" officeooo:paragraph-rsid="00288081" style:font-size-asian="9.60000038146973pt" style:font-style-asian="normal" style:font-weight-asian="normal" style:font-size-complex="11pt" style:font-style-complex="normal" style:font-weight-complex="normal"/>
    </style:style>
    <style:style style:name="T1" style:family="text">
      <style:text-properties officeooo:rsid="001bad26"/>
    </style:style>
    <style:style style:name="T2" style:family="text">
      <style:text-properties officeooo:rsid="0024200f"/>
    </style:style>
    <style:style style:name="T3" style:family="text">
      <style:text-properties officeooo:rsid="00257693"/>
    </style:style>
    <style:style style:name="T4" style:family="text">
      <style:text-properties officeooo:rsid="0026e51a"/>
    </style:style>
    <style:style style:name="T5" style:family="text">
      <style:text-properties officeooo:rsid="002880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text:span text:style-name="T1">ocus</text:span></text:p>
      <text:p text:style-name="P1"/>
      <text:p text:style-name="P2">Quand je parle de focus avec Ana je parle des héros prioritaires à soigner, c’est un élément de gameplay qu’il faut très vite assimiler car cela fera énormément la différence entre un bon et un mauvais joueur de Ana.</text:p>
      <text:p text:style-name="P8">Pour cela il faut tous d’abord être très observateurs, il ne faut pas seulement regarder les P<text:span text:style-name="T4">oints de vie</text:span> de vos coéquipier<text:span text:style-name="T4">s</text:span> mais aussi qui leurs inflige<text:span text:style-name="T4">s</text:span> des dégât, avec quoi, combien de <text:span text:style-name="T4">Pv</text:span> <text:span text:style-name="T4">lui reste t’il</text:span>, <text:span text:style-name="T4">qui est</text:span> le plus en danger etc.. Il faut donc rester constamment en alerte <text:span text:style-name="T4">et prendre</text:span> le plus d’informations possible, cela vous aidera à faire certains choix <text:span text:style-name="T4">dans des</text:span> moments cruciaux. </text:p>
      <text:p text:style-name="P8">Votre objectif est de garder les point de vie de vos coéquipiers au maximum le plus longtemps possible. A partir d’un moment vous devrais être extrêmement réactif dans vos prise de décisions et vos « focus ».</text:p>
      <text:p text:style-name="P3">Parlons donc des focus, il faut savoir que vous avez une seul personnes à ne jamais lâcher du regard, Reinhardt, il est votre plus grand barrière contre la front ennemies, il doit <text:span text:style-name="T5">imperativement</text:span> rester en vie c’est votre principal focus <text:span text:style-name="T2">à soigner.</text:span></text:p>
      <text:p text:style-name="P4">Ensuite vient les autres Tanks, puis les DPS et les <text:span text:style-name="T5">soutiens</text:span> (celons les Pv qui leurs manques).</text:p>
      <text:p text:style-name="P4">Évidement ce n’est que dans la théorie, il y d’autres paramètre a prendre en compte comme par exemple qui à un ultime qui peut retourner un team fight. <text:span text:style-name="T5">Un autre exemple, vous êtes dans une situation de 5 contre 6 votre Reinhardt est à 200 Pv, en général on vous diras qu’il faut le soigner d’urgence, mais au même moment votre Pharah lance sont ultime sur 4 personnes, elle devient donc le focus principal pour la team ennemie, vous devrez soignez votre Pharah le plus possible pour quelle puissent infliger le maximum de dégât possible et occuper un maximum les héros ennemies, pendant ce temps la votre Reinhardt ne sera pas pris pour cible car il ne sera plus une cible prioritaire, évidement une fois que votre Pharah est morte ou n’a plus d’ultime, votre focus redevient normal.</text:span></text:p>
      <text:p text:style-name="P5">Beaucoup de cas comme celui-ci peuvent survenir dans une partie, seul l’expérience pourra vous aidez à prendre les bonnes décisions, car il existe une multitude de situations plus ou moins rare. </text:p>
      <text:p text:style-name="P5">Mais en gros pour votre focus, basez vous sur cette ordre :</text:p>
      <text:p text:style-name="P5">- Personnage qui ultime (Faucheur, Pharah, Soldat)</text:p>
      <text:p text:style-name="P5">- Reinhardt</text:p>
      <text:p text:style-name="P5">- Tanks</text:p>
      <text:p text:style-name="P5">- Dps – Soutient</text:p>
      <text:p text:style-name="P5"/>
      <text:p text:style-name="P6">Votre focus sera souvent influencer par les différentes situations d’une partie mais pour commencer rester sur cette base la, gardez à l’esprit que vous devez gardé vos coéquipiers en vie ainsi que la votre (votre survie est souvent plus importante, vous restez le soigneurs principal de votre équip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7:34.921000000</meta:creation-date>
    <dc:date>2017-01-29T20:15:51.561000000</dc:date>
    <meta:editing-duration>PT4H25M11S</meta:editing-duration>
    <meta:editing-cycles>4</meta:editing-cycles>
    <meta:generator>LibreOffice/5.1.5.2$Windows_x86 LibreOffice_project/7a864d8825610a8c07cfc3bc01dd4fce6a9447e5</meta:generator>
    <meta:document-statistic meta:table-count="0" meta:image-count="0" meta:object-count="0" meta:page-count="1" meta:paragraph-count="14" meta:word-count="447" meta:character-count="2587" meta:non-whitespace-character-count="2151"/>
  </office:meta>
</office:document-meta>
</file>